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5.131cm" fo:break-before="auto" style:use-optimal-row-height="fals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1.362cm" fo:break-before="auto" style:use-optimal-row-height="false"/>
    </style:style>
    <style:style style:name="ro4" style:family="table-row">
      <style:table-row-properties style:row-height="1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 style:data-style-name="N0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74pt solid #000000" fo:background-color="#b4c7dc" fo:wrap-option="wrap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 style:data-style-name="N140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40">
      <style:table-cell-properties fo:border-bottom="0.74pt solid #000000" fo:background-color="#dee6ef" fo:border-left="none" fo:border-right="none" fo:border-top="0.74pt solid #000000"/>
      <style:text-properties fo:color="#8d281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140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bottom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C7"/>
      <style:map style:condition="is-true-formula(IF([.C7]=&quot;=&quot;;[.B7]&lt;&gt;[.D7];IF([.C7]=&quot;&lt;=&quot;;[.B7]&gt;[.D7];IF([.C7]=&quot;&gt;=&quot;;[.B7]&lt;[.D7];TRUE()))))" style:apply-style-name="Error" style:base-cell-address="Model.C7"/>
    </style:style>
    <style:style style:name="ce31" style:family="table-cell" style:parent-style-name="Default" style:data-style-name="N14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666666" fo:font-size="12pt" style:font-size-asian="12pt" style:font-size-complex="12pt"/>
      <style:map style:condition="is-true-formula(IF([.A7]=&quot;&quot;;1;0))" style:apply-style-name="Accent" style:base-cell-address="Model.C7"/>
      <style:map style:condition="is-true-formula(IF([.C7]=&quot;=&quot;;[.B7]&lt;&gt;[.D7];IF([.C7]=&quot;&lt;=&quot;;[.B7]&gt;[.D7];IF([.C7]=&quot;&gt;=&quot;;[.B7]&lt;[.D7];TRUE()))))" style:apply-style-name="Error" style:base-cell-address="Model.C7"/>
    </style:style>
    <style:style style:name="ce33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C7"/>
      <style:map style:condition="is-true-formula(IF([.C7]=&quot;=&quot;;[.B7]&lt;&gt;[.D7];IF([.C7]=&quot;&lt;=&quot;;[.B7]&gt;[.D7];IF([.C7]=&quot;&gt;=&quot;;[.B7]&lt;[.D7];TRUE()))))" style:apply-style-name="Error" style:base-cell-address="Model.C7"/>
    </style:style>
    <style:style style:name="ce34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  <style:map style:condition="is-true-formula(IF([.A7]=&quot;&quot;;1;0))" style:apply-style-name="Accent" style:base-cell-address="Model.C7"/>
      <style:map style:condition="is-true-formula(IF([.C7]=&quot;=&quot;;[.B7]&lt;&gt;[.D7];IF([.C7]=&quot;&lt;=&quot;;[.B7]&gt;[.D7];IF([.C7]=&quot;&gt;=&quot;;[.B7]&lt;[.D7];TRUE()))))" style:apply-style-name="Error" style:base-cell-address="Model.C7"/>
    </style:style>
    <style:style style:name="ce35" style:family="table-cell" style:parent-style-name="Default" style:data-style-name="N0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none" fo:background-color="#2a60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none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40">
      <style:table-cell-properties fo:border-bottom="none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40">
      <style:table-cell-properties fo:border-bottom="0.74pt solid #000000" fo:background-color="#dee6ef" fo:border-left="none" fo:border-right="0.74pt solid #000000" fo:border-top="0.74pt solid #000000"/>
      <style:text-properties fo:color="#55308d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4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140">
      <style:table-cell-properties fo:border-bottom="0.74pt solid #000000" fo:background-color="#dee6ef" fo:border-left="0.74pt solid #000000" fo:border-right="0.74pt solid #000000" fo:border-top="none"/>
      <style:text-properties fo:color="#2a6099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40">
      <style:table-cell-properties fo:border="none"/>
      <style:text-properties fo:font-size="12pt" style:font-size-asian="12pt" style:font-size-complex="12pt"/>
      <style:map style:condition="cell-content()=0" style:apply-style-name="Occult" style:base-cell-address="Model.E6"/>
    </style:style>
    <style:style style:name="ce53" style:family="table-cell" style:parent-style-name="Default" style:data-style-name="N140">
      <style:table-cell-properties fo:border="none"/>
      <style:text-properties fo:color="#2a6099" fo:font-size="12pt" fo:font-weight="bold" style:font-size-asian="12pt" style:font-weight-asian="bold" style:font-size-complex="12pt" style:font-weight-complex="bold"/>
      <style:map style:condition="cell-content()=0" style:apply-style-name="Occult" style:base-cell-address="Model.E6"/>
    </style:style>
    <style:style style:name="ce54" style:family="table-cell" style:parent-style-name="Default" style:data-style-name="N140">
      <style:table-cell-properties fo:border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bottom="none" fo:background-color="#b4c7dc" fo:wrap-option="wrap" fo:border-left="0.74pt solid #000000" fo:border-right="0.74pt solid #000000" fo:border-top="0.74pt solid #000000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dee6ef" fo:border-left="0.74pt solid #000000" fo:border-right="0.74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in&quot;;&quot;Max&quot;)" table:allow-empty-cell="false" table:display-list="unsorted" table:base-cell-address="Model.C6">
          <table:error-message table:message-type="stop" table:display="true"/>
        </table:content-validation>
        <table:content-validation table:name="val2" table:condition="of:cell-content-is-in-list(&quot;=&quot;;&quot;&lt;&quot;;&quot;&lt;=&quot;;&quot;&gt;&quot;;&quot;&gt;=&quot;)" table:allow-empty-cell="true" table:display-list="unsorted" table:base-cell-address="Model.C1">
          <table:error-message table:message-type="stop" table:display="true"/>
        </table:content-validation>
        <table:content-validation table:name="val3" table:condition="of:cell-content-is-in-list(&quot;Real&quot;;&quot;Inteiro&quot;;&quot;Decisão&quot;)" table:allow-empty-cell="false" table:display-list="unsorted" table:base-cell-address="Model.E2">
          <table:error-message table:message-type="stop" table:display="true"/>
        </table:content-validation>
      </table:content-validations>
      <table:table table:name="Model" table:style-name="ta1">
        <table:table-column table:style-name="co1" table:default-cell-style-name="ce13"/>
        <table:table-column table:style-name="co2" table:default-cell-style-name="ce17"/>
        <table:table-column table:style-name="co3" table:default-cell-style-name="ce35"/>
        <table:table-column table:style-name="co2" table:default-cell-style-name="ce44"/>
        <table:table-column table:style-name="co4" table:number-columns-repeated="16380" table:default-cell-style-name="ce54"/>
        <table:table-row table:style-name="ro1">
          <table:table-cell table:style-name="ce5" table:number-columns-repeated="2"/>
          <table:table-cell table:style-name="ce21"/>
          <table:table-cell table:style-name="ce37" office:value-type="string" calcext:value-type="string">
            <text:p>Variável</text:p>
          </table:table-cell>
          <table:table-cell table:style-name="ce45" office:value-type="string" calcext:value-type="string">
            <text:p>Proporção de trigo</text:p>
          </table:table-cell>
          <table:table-cell table:style-name="ce45" office:value-type="string" calcext:value-type="string">
            <text:p>Proporção de sorgo</text:p>
          </table:table-cell>
          <table:table-cell table:style-name="ce45" office:value-type="string" calcext:value-type="string">
            <text:p>Proporção de peixe</text:p>
          </table:table-cell>
          <table:table-cell table:style-name="ce45" office:value-type="string" calcext:value-type="string">
            <text:p>Proporção de milho</text:p>
          </table:table-cell>
          <table:table-cell table:style-name="ce45" table:number-columns-repeated="8"/>
          <table:table-cell table:style-name="ce55" table:number-columns-repeated="16368"/>
        </table:table-row>
        <table:table-row table:style-name="ro2">
          <table:table-cell table:style-name="ce6" table:number-columns-repeated="2"/>
          <table:table-cell table:style-name="ce23"/>
          <table:table-cell table:style-name="ce38" office:value-type="string" calcext:value-type="string">
            <text:p>Tipo</text:p>
          </table:table-cell>
          <table:table-cell table:number-columns-repeated="4" table:style-name="ce46" table:content-validation-name="val3" office:value-type="string" calcext:value-type="string">
            <text:p>Real</text:p>
          </table:table-cell>
          <table:table-cell table:style-name="ce46" table:content-validation-name="val3" table:number-columns-repeated="8"/>
          <table:table-cell table:style-name="ce56" table:content-validation-name="val3" table:number-columns-repeated="16368"/>
        </table:table-row>
        <table:table-row table:style-name="ro2">
          <table:table-cell table:style-name="ce6" table:number-columns-repeated="2"/>
          <table:table-cell table:style-name="ce23"/>
          <table:table-cell table:style-name="ce38" office:value-type="string" calcext:value-type="string">
            <text:p>Mínimo</text:p>
          </table:table-cell>
          <table:table-cell table:style-name="ce50" table:number-columns-repeated="16380"/>
        </table:table-row>
        <table:table-row table:style-name="ro2">
          <table:table-cell table:style-name="ce7"/>
          <table:table-cell table:style-name="ce6"/>
          <table:table-cell table:style-name="ce23"/>
          <table:table-cell table:style-name="ce38" office:value-type="string" calcext:value-type="string">
            <text:p>Máximo</text:p>
          </table:table-cell>
          <table:table-cell table:style-name="ce50" table:number-columns-repeated="16380"/>
        </table:table-row>
        <table:table-row table:style-name="ro2">
          <table:table-cell table:style-name="ce9" office:value-type="string" calcext:value-type="string">
            <text:p>Restrições</text:p>
          </table:table-cell>
          <table:table-cell table:style-name="ce15" office:value-type="string" calcext:value-type="string">
            <text:p>Resultado</text:p>
          </table:table-cell>
          <table:table-cell table:style-name="ce25"/>
          <table:table-cell table:style-name="ce42" office:value-type="string" calcext:value-type="string">
            <text:p>Limite</text:p>
          </table:table-cell>
          <table:table-cell table:style-name="ce51" office:value-type="float" office:value="100" calcext:value-type="float">
            <text:p><text:s/>100</text:p>
          </table:table-cell>
          <table:table-cell table:style-name="ce51" table:number-columns-repeated="16379"/>
        </table:table-row>
        <table:table-row table:style-name="ro2">
          <table:table-cell table:style-name="ce10" office:value-type="string" calcext:value-type="string">
            <text:p>Função objetivo</text:p>
          </table:table-cell>
          <table:table-cell table:style-name="ce16" office:value-type="float" office:value="0" calcext:value-type="float">
            <text:p><text:s/>0</text:p>
          </table:table-cell>
          <table:table-cell table:style-name="ce26" table:content-validation-name="val1" office:value-type="string" calcext:value-type="string">
            <text:p>Min</text:p>
          </table:table-cell>
          <table:table-cell/>
          <table:table-cell table:style-name="ce52" table:number-columns-repeated="698"/>
          <table:table-cell table:number-columns-repeated="15682"/>
        </table:table-row>
        <table:table-row table:style-name="ro3">
          <table:table-cell table:style-name="ce12" office:value-type="string" calcext:value-type="string">
            <text:p>Porcentagem</text:p>
          </table:table-cell>
          <table:table-cell/>
          <table:table-cell table:style-name="ce27" table:content-validation-name="val2" office:value-type="string" calcext:value-type="string">
            <text:p>&lt;=</text:p>
          </table:table-cell>
          <table:table-cell office:value-type="float" office:value="200" calcext:value-type="float">
            <text:p><text:s/>200</text:p>
          </table:table-cell>
          <table:table-cell table:style-name="ce52" table:number-columns-repeated="698"/>
          <table:table-cell table:number-columns-repeated="15682"/>
        </table:table-row>
        <table:table-row table:style-name="ro3">
          <table:table-cell table:style-name="ce12" office:value-type="string" calcext:value-type="string">
            <text:p>Calorias</text:p>
          </table:table-cell>
          <table:table-cell/>
          <table:table-cell table:style-name="ce27" table:content-validation-name="val2" office:value-type="string" calcext:value-type="string">
            <text:p>&gt;=</text:p>
          </table:table-cell>
          <table:table-cell office:value-type="float" office:value="100" calcext:value-type="float">
            <text:p><text:s/>100</text:p>
          </table:table-cell>
          <table:table-cell table:style-name="ce52" table:number-columns-repeated="698"/>
          <table:table-cell table:number-columns-repeated="15682"/>
        </table:table-row>
        <table:table-row table:style-name="ro3">
          <table:table-cell table:style-name="ce12" office:value-type="string" calcext:value-type="string">
            <text:p>Fração mínima de sorgo</text:p>
          </table:table-cell>
          <table:table-cell/>
          <table:table-cell table:style-name="ce27" table:content-validation-name="val2" office:value-type="string" calcext:value-type="string">
            <text:p>&lt;=</text:p>
          </table:table-cell>
          <table:table-cell office:value-type="float" office:value="200" calcext:value-type="float">
            <text:p><text:s/>200</text:p>
          </table:table-cell>
          <table:table-cell table:style-name="ce52" table:number-columns-repeated="698"/>
          <table:table-cell table:number-columns-repeated="15682"/>
        </table:table-row>
        <table:table-row table:style-name="ro3">
          <table:table-cell table:style-name="ce12" office:value-type="string" calcext:value-type="string">
            <text:p>Fração mínima de peixe</text:p>
          </table:table-cell>
          <table:table-cell/>
          <table:table-cell table:style-name="ce27" table:content-validation-name="val2" office:value-type="string" calcext:value-type="string">
            <text:p>&gt;=</text:p>
          </table:table-cell>
          <table:table-cell office:value-type="float" office:value="125" calcext:value-type="float">
            <text:p><text:s/>125</text:p>
          </table:table-cell>
          <table:table-cell table:style-name="ce52" table:number-columns-repeated="698"/>
          <table:table-cell table:number-columns-repeated="15682"/>
        </table:table-row>
        <table:table-row table:style-name="ro3" table:number-rows-repeated="3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4" table:number-rows-repeated="2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3" table:number-rows-repeated="2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2">
          <table:table-cell table:style-name="ce12"/>
          <table:table-cell/>
          <table:table-cell table:style-name="ce31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2" table:number-rows-repeated="2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3" table:number-rows-repeated="2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4">
          <table:table-cell table:style-name="ce12"/>
          <table:table-cell/>
          <table:table-cell table:style-name="ce27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2">
          <table:table-cell table:style-name="ce10"/>
          <table:table-cell/>
          <table:table-cell table:style-name="ce33" table:content-validation-name="val2"/>
          <table:table-cell/>
          <table:table-cell table:style-name="ce53" table:number-columns-repeated="9"/>
          <table:table-cell table:style-name="ce52" table:number-columns-repeated="689"/>
          <table:table-cell table:number-columns-repeated="15682"/>
        </table:table-row>
        <table:table-row table:style-name="ro2" table:number-rows-repeated="975">
          <table:table-cell table:number-columns-repeated="2"/>
          <table:table-cell table:style-name="ce34" table:content-validation-name="val2"/>
          <table:table-cell/>
          <table:table-cell table:style-name="ce52" table:number-columns-repeated="698"/>
          <table:table-cell table:number-columns-repeated="15682"/>
        </table:table-row>
        <table:table-row table:style-name="ro2" table:number-rows-repeated="1047576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 table:number-columns-repeated="2"/>
          <table:table-cell table:content-validation-name="val2"/>
          <table:table-cell table:number-columns-repeated="16381"/>
        </table:table-row>
        <table:named-expressions>
          <table:named-range table:name="solver_adj" table:base-cell-address="$Model.$A$1" table:cell-range-address=".$E$24:.$M$24"/>
          <table:named-expression table:name="solver_asr" table:base-cell-address="$Model.$A$1" table:expression="0"/>
          <table:named-expression table:name="solver_bbd" table:base-cell-address="$Model.$A$1" table:expression="1"/>
          <table:named-expression table:name="solver_ccoeff" table:base-cell-address="$Model.$A$1" table:expression="0"/>
          <table:named-expression table:name="solver_cog" table:base-cell-address="$Model.$A$1" table:expression="0"/>
          <table:named-expression table:name="solver_crpb" table:base-cell-address="$Model.$A$1" table:expression="0"/>
          <table:named-expression table:name="solver_eng" table:base-cell-address="$Model.$A$1" table:expression="2"/>
          <table:named-expression table:name="solver_eps" table:base-cell-address="$Model.$A$1" table:expression="0"/>
          <table:named-expression table:name="solver_int" table:base-cell-address="$Model.$A$1" table:expression="0"/>
          <table:named-range table:name="solver_lhs1" table:base-cell-address="$Model.$A$1" table:cell-range-address=".$N$7"/>
          <table:named-range table:name="solver_lhs10" table:base-cell-address="$Model.$A$1" table:cell-range-address=".$N$16"/>
          <table:named-range table:name="solver_lhs11" table:base-cell-address="$Model.$A$1" table:cell-range-address=".$N$17"/>
          <table:named-range table:name="solver_lhs12" table:base-cell-address="$Model.$A$1" table:cell-range-address=".$N$18"/>
          <table:named-range table:name="solver_lhs13" table:base-cell-address="$Model.$A$1" table:cell-range-address=".$N$19"/>
          <table:named-range table:name="solver_lhs14" table:base-cell-address="$Model.$A$1" table:cell-range-address=".$N$20"/>
          <table:named-range table:name="solver_lhs15" table:base-cell-address="$Model.$A$1" table:cell-range-address=".$N$21"/>
          <table:named-range table:name="solver_lhs16" table:base-cell-address="$Model.$A$1" table:cell-range-address=".$N$22"/>
          <table:named-range table:name="solver_lhs17" table:base-cell-address="$Model.$A$1" table:cell-range-address=".$N$23"/>
          <table:named-range table:name="solver_lhs18" table:base-cell-address="$Model.$A$1" table:cell-range-address=".$E$24:.$K$24"/>
          <table:named-range table:name="solver_lhs2" table:base-cell-address="$Model.$A$1" table:cell-range-address=".$N$8"/>
          <table:named-range table:name="solver_lhs3" table:base-cell-address="$Model.$A$1" table:cell-range-address=".$N$9"/>
          <table:named-range table:name="solver_lhs4" table:base-cell-address="$Model.$A$1" table:cell-range-address=".$N$10"/>
          <table:named-range table:name="solver_lhs5" table:base-cell-address="$Model.$A$1" table:cell-range-address=".$N$11"/>
          <table:named-range table:name="solver_lhs6" table:base-cell-address="$Model.$A$1" table:cell-range-address=".$N$12"/>
          <table:named-range table:name="solver_lhs7" table:base-cell-address="$Model.$A$1" table:cell-range-address=".$N$13"/>
          <table:named-range table:name="solver_lhs8" table:base-cell-address="$Model.$A$1" table:cell-range-address=".$N$14"/>
          <table:named-range table:name="solver_lhs9" table:base-cell-address="$Model.$A$1" table:cell-range-address=".$N$15"/>
          <table:named-expression table:name="solver_lo_eng" table:base-cell-address="$Model.$A$1" table:expression="&quot;com.sun.star.comp.Calc.LpsolveSolver&quot;"/>
          <table:named-expression table:name="solver_mtpb" table:base-cell-address="$Model.$A$1" table:expression="0"/>
          <table:named-expression table:name="solver_neg" table:base-cell-address="$Model.$A$1" table:expression="1"/>
          <table:named-expression table:name="solver_num" table:base-cell-address="$Model.$A$1" table:expression="18"/>
          <table:named-range table:name="solver_opt" table:base-cell-address="$Model.$A$1" table:cell-range-address=".$N$6"/>
          <table:named-expression table:name="solver_rel1" table:base-cell-address="$Model.$A$1" table:expression="1"/>
          <table:named-expression table:name="solver_rel10" table:base-cell-address="$Model.$A$1" table:expression="3"/>
          <table:named-expression table:name="solver_rel11" table:base-cell-address="$Model.$A$1" table:expression="1"/>
          <table:named-expression table:name="solver_rel12" table:base-cell-address="$Model.$A$1" table:expression="2"/>
          <table:named-expression table:name="solver_rel13" table:base-cell-address="$Model.$A$1" table:expression="3"/>
          <table:named-expression table:name="solver_rel14" table:base-cell-address="$Model.$A$1" table:expression="2"/>
          <table:named-expression table:name="solver_rel15" table:base-cell-address="$Model.$A$1" table:expression="2"/>
          <table:named-expression table:name="solver_rel16" table:base-cell-address="$Model.$A$1" table:expression="1"/>
          <table:named-expression table:name="solver_rel17" table:base-cell-address="$Model.$A$1" table:expression="3"/>
          <table:named-expression table:name="solver_rel18" table:base-cell-address="$Model.$A$1" table:expression="4"/>
          <table:named-expression table:name="solver_rel2" table:base-cell-address="$Model.$A$1" table:expression="3"/>
          <table:named-expression table:name="solver_rel3" table:base-cell-address="$Model.$A$1" table:expression="1"/>
          <table:named-expression table:name="solver_rel4" table:base-cell-address="$Model.$A$1" table:expression="3"/>
          <table:named-expression table:name="solver_rel5" table:base-cell-address="$Model.$A$1" table:expression="1"/>
          <table:named-expression table:name="solver_rel6" table:base-cell-address="$Model.$A$1" table:expression="3"/>
          <table:named-expression table:name="solver_rel7" table:base-cell-address="$Model.$A$1" table:expression="1"/>
          <table:named-expression table:name="solver_rel8" table:base-cell-address="$Model.$A$1" table:expression="3"/>
          <table:named-expression table:name="solver_rel9" table:base-cell-address="$Model.$A$1" table:expression="1"/>
          <table:named-range table:name="solver_rhs1" table:base-cell-address="$Model.$A$1" table:cell-range-address=".$P$7"/>
          <table:named-range table:name="solver_rhs10" table:base-cell-address="$Model.$A$1" table:cell-range-address=".$P$16"/>
          <table:named-range table:name="solver_rhs11" table:base-cell-address="$Model.$A$1" table:cell-range-address=".$P$17"/>
          <table:named-range table:name="solver_rhs12" table:base-cell-address="$Model.$A$1" table:cell-range-address=".$P$18"/>
          <table:named-range table:name="solver_rhs13" table:base-cell-address="$Model.$A$1" table:cell-range-address=".$P$19"/>
          <table:named-range table:name="solver_rhs14" table:base-cell-address="$Model.$A$1" table:cell-range-address=".$P$20"/>
          <table:named-range table:name="solver_rhs15" table:base-cell-address="$Model.$A$1" table:cell-range-address=".$P$21"/>
          <table:named-range table:name="solver_rhs16" table:base-cell-address="$Model.$A$1" table:cell-range-address=".$P$22"/>
          <table:named-range table:name="solver_rhs17" table:base-cell-address="$Model.$A$1" table:cell-range-address=".$P$23"/>
          <table:named-range table:name="solver_rhs2" table:base-cell-address="$Model.$A$1" table:cell-range-address=".$P$8"/>
          <table:named-range table:name="solver_rhs3" table:base-cell-address="$Model.$A$1" table:cell-range-address=".$P$9"/>
          <table:named-range table:name="solver_rhs4" table:base-cell-address="$Model.$A$1" table:cell-range-address=".$P$10"/>
          <table:named-range table:name="solver_rhs5" table:base-cell-address="$Model.$A$1" table:cell-range-address=".$P$11"/>
          <table:named-range table:name="solver_rhs6" table:base-cell-address="$Model.$A$1" table:cell-range-address=".$P$12"/>
          <table:named-range table:name="solver_rhs7" table:base-cell-address="$Model.$A$1" table:cell-range-address=".$P$13"/>
          <table:named-range table:name="solver_rhs8" table:base-cell-address="$Model.$A$1" table:cell-range-address=".$P$14"/>
          <table:named-range table:name="solver_rhs9" table:base-cell-address="$Model.$A$1" table:cell-range-address=".$P$15"/>
          <table:named-expression table:name="solver_smax" table:base-cell-address="$Model.$A$1" table:expression="0"/>
          <table:named-expression table:name="solver_smin" table:base-cell-address="$Model.$A$1" table:expression="0"/>
          <table:named-expression table:name="solver_soc" table:base-cell-address="$Model.$A$1" table:expression="0"/>
          <table:named-expression table:name="solver_stol" table:base-cell-address="$Model.$A$1" table:expression="0"/>
          <table:named-expression table:name="solver_tim" table:base-cell-address="$Model.$A$1" table:expression="100"/>
          <table:named-expression table:name="solver_typ" table:base-cell-address="$Model.$A$1" table:expression="1"/>
          <table:named-expression table:name="solver_vrt" table:base-cell-address="$Model.$A$1" table:expression="0"/>
        </table:named-expressions>
        <calcext:conditional-formats>
          <calcext:conditional-format calcext:target-range-address="Model.C7:Model.C999">
            <calcext:condition calcext:apply-style-name="Accent" calcext:value="formula-is(IF([.A7]=&quot;&quot;;1;0))" calcext:base-cell-address="Model.C7"/>
            <calcext:condition calcext:apply-style-name="Error" calcext:value="formula-is(IF([.C7]=&quot;=&quot;;[.B7]&lt;&gt;[.D7];IF([.C7]=&quot;&lt;=&quot;;[.B7]&gt;[.D7];IF([.C7]=&quot;&gt;=&quot;;[.B7]&lt;[.D7];TRUE()))))" calcext:base-cell-address="Model.C7"/>
          </calcext:conditional-format>
          <calcext:conditional-format calcext:target-range-address="Model.E6:Model.ZZ999">
            <calcext:condition calcext:apply-style-name="Occult" calcext:value="=0" calcext:base-cell-address="Model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40">
      <number:number number:decimal-places="5" number:min-decimal-places="0" number:decimal-replacement="" number:min-integer-digits="1">
        <number:embedded-text number:position="3"> </number:embedded-text>
      </number:number>
    </number:number-style>
    <style:style style:name="Default" style:family="table-cell">
      <style:table-cell-properties style:diagonal-bl-tr="none" style:diagonal-tl-br="none" fo:padding="0.136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ccult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4:53:26.467593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9:14:36.164520034</meta:creation-date>
    <dc:date>2024-09-25T15:41:39.676848702</dc:date>
    <meta:editing-duration>PT8H59M19S</meta:editing-duration>
    <meta:editing-cycles>39</meta:editing-cycles>
    <meta:generator>LibreOffice/24.2.6.2$Linux_X86_64 LibreOffice_project/420$Build-2</meta:generator>
    <meta:print-date>2024-07-28T22:30:37.138633531</meta:print-date>
    <meta:printed-by>PDF files</meta:printed-by>
    <meta:document-statistic meta:table-count="1" meta:cell-count="31" meta:object-count="0"/>
  </office:meta>
</office:document-meta>
</file>